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971a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6642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6e4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979b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8411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514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b971a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fo:font-weight="normal" officeooo:rsid="00080725" officeooo:paragraph-rsid="0007960c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fo:font-weight="normal" officeooo:rsid="00080725" officeooo:paragraph-rsid="0020f0d2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onospac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onospace" fo:font-size="14pt" style:text-underline-style="none" fo:font-weight="normal" officeooo:rsid="00078f6e" officeooo:paragraph-rsid="00078f6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fo:font-weight="normal" officeooo:rsid="0021a7e5" officeooo:paragraph-rsid="0021a7e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fo:font-weight="normal" officeooo:rsid="0021db95" officeooo:paragraph-rsid="0021db9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bold" officeooo:rsid="00229f9c" officeooo:paragraph-rsid="00229f9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2316b0" officeooo:paragraph-rsid="002316b0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24427e" officeooo:paragraph-rsid="0024427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solid" style:text-underline-width="auto" style:text-underline-color="font-color" fo:font-weight="bold" officeooo:rsid="00080725" officeooo:paragraph-rsid="00080725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0b971a" officeooo:paragraph-rsid="001f6e49" style:font-size-asian="10pt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0b971a" officeooo:paragraph-rsid="001f6642" style:font-size-asian="10pt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bold" officeooo:rsid="00080725" officeooo:paragraph-rsid="00080725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29f9c" officeooo:paragraph-rsid="00229f9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316b0" officeooo:paragraph-rsid="002316b0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f6642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21a7e5" officeooo:paragraph-rsid="0021a7e5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229f9c" officeooo:paragraph-rsid="0021db95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229f9c" officeooo:paragraph-rsid="00229f9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0b971a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298411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2a4514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2aed7e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2da09d" style:font-size-asian="10pt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11c7f" style:font-size-asian="10pt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07960c" style:font-size-asian="10pt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35972" style:font-size-asian="10pt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e9243" style:font-size-asian="10pt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officeooo:paragraph-rsid="00335972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officeooo:rsid="002da09d" officeooo:paragraph-rsid="00335972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solid" style:text-underline-width="auto" style:text-underline-color="font-color" fo:font-weight="bold" officeooo:rsid="00229f9c" officeooo:paragraph-rsid="00229f9c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311c7f" style:font-size-asian="10pt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07960c" style:font-size-asian="10pt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37285c" style:font-size-asian="10pt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3c321e" style:font-size-asian="10pt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3dc6b2" style:font-size-asian="10pt" style:font-size-complex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a09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285c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b15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17c08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6e49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2597f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514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paragraph-rsid="0007960c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paragraph-rsid="0020f0d2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20f0d2" style:font-size-asian="14pt" style:font-size-complex="14pt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5bf8fb" style:font-size-asian="14pt" style:font-size-complex="14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37285c" officeooo:paragraph-rsid="0037285c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solid" style:text-underline-width="auto" style:text-underline-color="font-color" officeooo:rsid="0037285c" officeooo:paragraph-rsid="0037285c" style:font-size-asian="10pt" style:font-size-complex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solid" style:text-underline-width="auto" style:text-underline-color="font-color" officeooo:rsid="0037285c" officeooo:paragraph-rsid="003ab43d" style:font-size-asian="10pt" style:font-size-complex="10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text-underline-style="none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text-underline-style="solid" style:text-underline-width="auto" style:text-underline-color="font-color" fo:font-weight="bold" officeooo:rsid="00080725" officeooo:paragraph-rsid="001f7da3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style:font-size-asian="12pt" style:font-size-complex="12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080725" officeooo:paragraph-rsid="000b971a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229f9c" officeooo:paragraph-rsid="00229f9c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21a7e5" style:font-size-asian="12pt" style:font-size-complex="12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solid" style:text-underline-width="auto" style:text-underline-color="font-color" fo:font-weight="bold" officeooo:rsid="00229f9c" officeooo:paragraph-rsid="00229f9c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solid" style:text-underline-width="auto" style:text-underline-color="font-color" fo:font-weight="bold" officeooo:rsid="002316b0" officeooo:paragraph-rsid="002316b0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29f9c" officeooo:paragraph-rsid="00229f9c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4af4ab" officeooo:paragraph-rsid="004af4ab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b971a" officeooo:paragraph-rsid="004cd1de" style:font-weight-asian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b971a" officeooo:paragraph-rsid="005416ea" style:font-weight-asian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b971a" officeooo:paragraph-rsid="0055210b" style:font-weight-asian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1722d" officeooo:paragraph-rsid="0051722d" style:font-weight-asian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1722d" officeooo:paragraph-rsid="005416ea" style:font-weight-asian="normal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1722d" officeooo:paragraph-rsid="0055210b" style:font-weight-asian="normal" style:font-weight-complex="normal"/>
    </style:style>
    <style:style style:name="T1" style:family="text">
      <style:text-properties style:font-name="Monospace"/>
    </style:style>
    <style:style style:name="T2" style:family="text">
      <style:text-properties style:font-name="Monospace" style:text-underline-style="none" fo:font-weight="normal" style:font-weight-asian="normal" style:font-weight-complex="normal"/>
    </style:style>
    <style:style style:name="T3" style:family="text">
      <style:text-properties style:font-name="Monospace" style:text-underline-style="none" fo:font-weight="normal" officeooo:rsid="00078f6e" style:font-weight-asian="normal" style:font-weight-complex="normal"/>
    </style:style>
    <style:style style:name="T4" style:family="text">
      <style:text-properties style:font-name="Monospace" style:text-underline-style="none" fo:font-weight="normal" officeooo:rsid="00080725" style:font-weight-asian="normal" style:font-weight-complex="normal"/>
    </style:style>
    <style:style style:name="T5" style:family="text">
      <style:text-properties style:font-name="Monospace" style:text-underline-style="none" fo:font-weight="normal" officeooo:rsid="0021a7e5" style:font-weight-asian="normal" style:font-weight-complex="normal"/>
    </style:style>
    <style:style style:name="T6" style:family="text">
      <style:text-properties style:font-name="Monospace" style:text-underline-style="none" fo:font-weight="normal" officeooo:rsid="0035c46a" style:font-weight-asian="normal" style:font-weight-complex="normal"/>
    </style:style>
    <style:style style:name="T7" style:family="text">
      <style:text-properties style:font-name="Monospace" fo:font-weight="bold" style:font-weight-asian="bold" style:font-weight-complex="bold"/>
    </style:style>
    <style:style style:name="T8" style:family="text">
      <style:text-properties style:font-name="Monospace" officeooo:rsid="0007960c"/>
    </style:style>
    <style:style style:name="T9" style:family="text">
      <style:text-properties style:font-name="Monospace" fo:font-style="normal" style:font-style-asian="normal" style:font-style-complex="normal"/>
    </style:style>
    <style:style style:name="T10" style:family="text">
      <style:text-properties style:font-name="Monospace" fo:font-style="normal" officeooo:rsid="002da09d" style:font-style-asian="normal" style:font-style-complex="normal"/>
    </style:style>
    <style:style style:name="T11" style:family="text">
      <style:text-properties style:font-name="Monospace" fo:font-style="normal" officeooo:rsid="002f7c14" style:font-style-asian="normal" style:font-style-complex="normal"/>
    </style:style>
    <style:style style:name="T12" style:family="text">
      <style:text-properties style:font-name="Monospace" fo:font-style="normal" officeooo:rsid="00311c7f" style:font-style-asian="normal" style:font-style-complex="normal"/>
    </style:style>
    <style:style style:name="T13" style:family="text">
      <style:text-properties style:font-name="Monospace" fo:font-style="normal" officeooo:rsid="00335972" style:font-style-asian="normal" style:font-style-complex="normal"/>
    </style:style>
    <style:style style:name="T14" style:family="text">
      <style:text-properties style:font-name="Monospace" fo:font-style="normal" style:text-underline-style="solid" style:text-underline-width="auto" style:text-underline-color="font-color" officeooo:rsid="002da09d" style:font-style-asian="normal" style:font-style-complex="normal"/>
    </style:style>
    <style:style style:name="T15" style:family="text">
      <style:text-properties style:font-name="Monospace" fo:font-style="normal" style:text-underline-style="none" officeooo:rsid="002da09d" style:font-style-asian="normal" style:font-style-complex="normal"/>
    </style:style>
    <style:style style:name="T16" style:family="text">
      <style:text-properties style:font-name="Monospace" fo:font-style="normal" style:text-underline-style="none" officeooo:rsid="00311c7f" style:font-style-asian="normal" style:font-style-complex="normal"/>
    </style:style>
    <style:style style:name="T17" style:family="text">
      <style:text-properties style:font-name="Monospace" fo:font-style="normal" style:text-underline-style="none" officeooo:rsid="00335972" style:font-style-asian="normal" style:font-style-complex="normal"/>
    </style:style>
    <style:style style:name="T18" style:family="text">
      <style:text-properties style:font-name="Monospace" fo:font-style="normal" style:text-underline-style="none" officeooo:rsid="003c321e" style:font-style-asian="normal" style:font-style-complex="normal"/>
    </style:style>
    <style:style style:name="T19" style:family="text">
      <style:text-properties style:font-name="Monospace" fo:font-style="normal" style:text-underline-style="none" officeooo:rsid="003dc6b2" style:font-style-asian="normal" style:font-style-complex="normal"/>
    </style:style>
    <style:style style:name="T20" style:family="text">
      <style:text-properties style:font-name="Monospace" fo:font-style="normal" style:text-underline-style="none" officeooo:rsid="00426149" style:font-style-asian="normal" style:font-style-complex="normal"/>
    </style:style>
    <style:style style:name="T21" style:family="text">
      <style:text-properties style:font-name="Monospace" fo:font-style="normal" style:text-underline-style="none" officeooo:rsid="0042b15d" style:font-style-asian="normal" style:font-style-complex="normal"/>
    </style:style>
    <style:style style:name="T22" style:family="text">
      <style:text-properties style:font-name="Monospace" fo:font-style="normal" style:text-underline-style="none" officeooo:rsid="0058fc8b" style:font-style-asian="normal" style:font-style-complex="normal"/>
    </style:style>
    <style:style style:name="T23" style:family="text">
      <style:text-properties style:font-name="Monospace" fo:font-size="10pt" fo:font-style="normal" style:text-underline-style="solid" style:text-underline-width="auto" style:text-underline-color="font-color" officeooo:rsid="002da09d" style:font-size-asian="10pt" style:font-style-asian="normal" style:font-size-complex="10pt" style:font-style-complex="normal"/>
    </style:style>
    <style:style style:name="T24" style:family="text">
      <style:text-properties style:font-name="Monospace" fo:font-size="10pt" fo:font-style="normal" style:text-underline-style="solid" style:text-underline-width="auto" style:text-underline-color="font-color" officeooo:rsid="0037285c" style:font-size-asian="10pt" style:font-style-asian="normal" style:font-size-complex="10pt" style:font-style-complex="normal"/>
    </style:style>
    <style:style style:name="T25" style:family="text">
      <style:text-properties style:font-name="Monospace" fo:font-size="10pt" fo:font-style="normal" style:text-underline-style="none" style:font-size-asian="10pt" style:font-style-asian="normal" style:font-size-complex="10pt" style:font-style-complex="normal"/>
    </style:style>
    <style:style style:name="T26" style:family="text">
      <style:text-properties style:font-name="Monospace" fo:font-size="10pt" fo:font-style="normal" style:text-underline-style="none" officeooo:rsid="002da09d" style:font-size-asian="10pt" style:font-style-asian="normal" style:font-size-complex="10pt" style:font-style-complex="normal"/>
    </style:style>
    <style:style style:name="T27" style:family="text">
      <style:text-properties style:font-name="Monospace" fo:font-size="10pt" fo:font-style="normal" style:text-underline-style="none" officeooo:rsid="0038e0aa" style:font-size-asian="10pt" style:font-style-asian="normal" style:font-size-complex="10pt" style:font-style-complex="normal"/>
    </style:style>
    <style:style style:name="T28" style:family="text">
      <style:text-properties style:font-name="Monospace" fo:font-size="10pt" fo:font-style="normal" style:text-underline-style="none" officeooo:rsid="0037285c" style:font-size-asian="10pt" style:font-style-asian="normal" style:font-size-complex="10pt" style:font-style-complex="normal"/>
    </style:style>
    <style:style style:name="T29" style:family="text">
      <style:text-properties style:font-name="Monospace" fo:font-size="10pt" fo:font-style="normal" style:text-underline-style="none" officeooo:rsid="0042b15d" style:font-size-asian="10pt" style:font-style-asian="normal" style:font-size-complex="10pt" style:font-style-complex="normal"/>
    </style:style>
    <style:style style:name="T30" style:family="text">
      <style:text-properties style:font-name="Monospace" fo:font-size="10pt" fo:font-style="normal" style:text-underline-style="none" officeooo:rsid="0042b15d" fo:background-color="#ffffff" loext:char-shading-value="0" style:font-size-asian="10pt" style:font-style-asian="normal" style:font-size-complex="10pt" style:font-style-complex="normal"/>
    </style:style>
    <style:style style:name="T31" style:family="text">
      <style:text-properties style:font-name="Monospace" fo:font-size="10pt" fo:font-style="normal" style:font-size-asian="10pt" style:font-style-asian="normal" style:font-size-complex="10pt" style:font-style-complex="normal"/>
    </style:style>
    <style:style style:name="T32" style:family="text">
      <style:text-properties style:font-name="Monospace" fo:font-size="10pt" fo:font-style="normal" officeooo:rsid="002da09d" style:font-size-asian="10pt" style:font-style-asian="normal" style:font-size-complex="10pt" style:font-style-complex="normal"/>
    </style:style>
    <style:style style:name="T33" style:family="text">
      <style:text-properties style:font-name="Monospace" fo:font-size="10pt" fo:font-style="normal" officeooo:rsid="0038e0aa" style:font-size-asian="10pt" style:font-style-asian="normal" style:font-size-complex="10pt" style:font-style-complex="normal"/>
    </style:style>
    <style:style style:name="T34" style:family="text">
      <style:text-properties style:font-name="Monospace" officeooo:rsid="002da09d"/>
    </style:style>
    <style:style style:name="T35" style:family="text">
      <style:text-properties style:font-name="Monospace" officeooo:rsid="00352a01"/>
    </style:style>
    <style:style style:name="T36" style:family="text">
      <style:text-properties style:font-name="Monospace" officeooo:rsid="00357e53"/>
    </style:style>
    <style:style style:name="T37" style:family="text">
      <style:text-properties style:font-name="Monospace" officeooo:rsid="0035ff6b"/>
    </style:style>
    <style:style style:name="T38" style:family="text">
      <style:text-properties style:font-name="Monospace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font-name="Monospace" style:text-underline-style="solid" style:text-underline-width="auto" style:text-underline-color="font-color" fo:font-weight="bold" officeooo:rsid="0020f0d2" style:font-weight-asian="bold" style:font-weight-complex="bold"/>
    </style:style>
    <style:style style:name="T40" style:family="text">
      <style:text-properties fo:color="#212121" style:font-name="Monospace"/>
    </style:style>
    <style:style style:name="T41" style:family="text">
      <style:text-properties fo:color="#212121" style:font-name="Monospace" fo:font-style="normal" style:font-style-asian="normal" style:font-style-complex="normal"/>
    </style:style>
    <style:style style:name="T42" style:family="text">
      <style:text-properties fo:color="#212121" style:font-name="Monospace" fo:font-style="normal" officeooo:rsid="002aed7e" style:font-style-asian="normal" style:font-style-complex="normal"/>
    </style:style>
    <style:style style:name="T43" style:family="text">
      <style:text-properties fo:color="#212121" style:font-name="Monospace" fo:font-style="normal" style:text-underline-style="solid" style:text-underline-width="auto" style:text-underline-color="font-color" officeooo:rsid="002aed7e" style:font-style-asian="normal" style:font-style-complex="normal"/>
    </style:style>
    <style:style style:name="T44" style:family="text">
      <style:text-properties fo:color="#212121" style:font-name="Monospace" fo:font-style="normal" style:text-underline-style="none" officeooo:rsid="003dc6b2" style:font-style-asian="normal" style:font-style-complex="normal"/>
    </style:style>
    <style:style style:name="T45" style:family="text">
      <style:text-properties fo:color="#212121" style:font-name="Monospace" officeooo:rsid="003e9243"/>
    </style:style>
    <style:style style:name="T46" style:family="text">
      <style:text-properties fo:color="#000000"/>
    </style:style>
    <style:style style:name="T47" style:family="text">
      <style:text-properties fo:color="#000000" style:font-name="Monospace"/>
    </style:style>
    <style:style style:name="T48" style:family="text">
      <style:text-properties fo:color="#000000" style:font-name="Monospace" fo:font-size="10pt" style:font-size-asian="10pt"/>
    </style:style>
    <style:style style:name="T49" style:family="text">
      <style:text-properties fo:color="#000000" style:font-name="Monospace" fo:font-size="10pt" officeooo:rsid="000a49e0" style:font-size-asian="10pt"/>
    </style:style>
    <style:style style:name="T50" style:family="text">
      <style:text-properties fo:color="#000000" style:font-name="Monospace" fo:font-size="10pt" officeooo:rsid="000b90a3" style:font-size-asian="10pt"/>
    </style:style>
    <style:style style:name="T51" style:family="text">
      <style:text-properties fo:color="#000000" style:font-name="Monospace" fo:font-size="10pt" officeooo:rsid="000c6102" style:font-size-asian="10pt"/>
    </style:style>
    <style:style style:name="T52" style:family="text">
      <style:text-properties fo:color="#000000" style:font-name="Monospace" fo:font-size="10pt" officeooo:rsid="000c8999" style:font-size-asian="10pt"/>
    </style:style>
    <style:style style:name="T53" style:family="text">
      <style:text-properties fo:color="#000000" style:font-name="Monospace" fo:font-size="10pt" officeooo:rsid="000fa5f2" style:font-size-asian="10pt"/>
    </style:style>
    <style:style style:name="T54" style:family="text">
      <style:text-properties fo:color="#000000" style:font-name="Monospace" fo:font-size="10pt" officeooo:rsid="00106eeb" style:font-size-asian="10pt"/>
    </style:style>
    <style:style style:name="T55" style:family="text">
      <style:text-properties fo:color="#000000" style:font-name="Monospace" fo:font-size="10pt" officeooo:rsid="001217ee" style:font-size-asian="10pt"/>
    </style:style>
    <style:style style:name="T56" style:family="text">
      <style:text-properties fo:color="#000000" style:font-name="Monospace" fo:font-size="10pt" officeooo:rsid="00124924" style:font-size-asian="10pt"/>
    </style:style>
    <style:style style:name="T57" style:family="text">
      <style:text-properties fo:color="#000000" style:font-name="Monospace" fo:font-size="10pt" officeooo:rsid="0014058c" style:font-size-asian="10pt"/>
    </style:style>
    <style:style style:name="T58" style:family="text">
      <style:text-properties fo:color="#000000" style:font-name="Monospace" fo:font-size="10pt" officeooo:rsid="0015c42b" style:font-size-asian="10pt"/>
    </style:style>
    <style:style style:name="T59" style:family="text">
      <style:text-properties fo:color="#000000" style:font-name="Monospace" fo:font-size="10pt" officeooo:rsid="0018e4dc" style:font-size-asian="10pt"/>
    </style:style>
    <style:style style:name="T60" style:family="text">
      <style:text-properties fo:color="#000000" style:font-name="Monospace" fo:font-size="10pt" officeooo:rsid="00199e36" style:font-size-asian="10pt"/>
    </style:style>
    <style:style style:name="T61" style:family="text">
      <style:text-properties fo:color="#000000" style:font-name="Monospace" fo:font-size="10pt" officeooo:rsid="001b050a" style:font-size-asian="10pt"/>
    </style:style>
    <style:style style:name="T62" style:family="text">
      <style:text-properties fo:color="#000000" style:font-name="Monospace" fo:font-size="10pt" officeooo:rsid="001b7bce" style:font-size-asian="10pt"/>
    </style:style>
    <style:style style:name="T63" style:family="text">
      <style:text-properties fo:color="#000000" style:font-name="Monospace" fo:font-size="10pt" officeooo:rsid="001d6d71" style:font-size-asian="10pt"/>
    </style:style>
    <style:style style:name="T64" style:family="text">
      <style:text-properties fo:color="#000000" style:font-name="Monospace" fo:font-size="10pt" officeooo:rsid="004cd1de" style:font-size-asian="10pt"/>
    </style:style>
    <style:style style:name="T65" style:family="text">
      <style:text-properties fo:color="#000000" style:font-name="Monospace" fo:font-size="10pt" officeooo:rsid="005416ea" style:font-size-asian="10pt"/>
    </style:style>
    <style:style style:name="T66" style:family="text">
      <style:text-properties fo:color="#000000" style:font-name="Monospace" fo:font-size="10pt" officeooo:rsid="0055210b" style:font-size-asian="10pt"/>
    </style:style>
    <style:style style:name="T67" style:family="text">
      <style:text-properties fo:color="#000000" style:font-name="Monospace" fo:font-size="10pt" style:text-underline-style="none" fo:font-weight="normal" officeooo:rsid="0025979b" style:font-size-asian="10pt" style:font-weight-asian="normal" style:font-size-complex="10pt" style:font-weight-complex="normal"/>
    </style:style>
    <style:style style:name="T68" style:family="text">
      <style:text-properties fo:color="#000000" style:font-name="Monospace" fo:font-size="10pt" style:text-underline-style="none" fo:font-weight="normal" officeooo:rsid="00283d93" style:font-size-asian="10pt" style:font-weight-asian="normal" style:font-size-complex="10pt" style:font-weight-complex="normal"/>
    </style:style>
    <style:style style:name="T69" style:family="text">
      <style:text-properties fo:color="#000000" style:font-name="Monospace" fo:font-size="10pt" style:text-underline-style="none" fo:font-weight="normal" style:font-size-asian="10pt" style:font-weight-asian="normal" style:font-weight-complex="normal"/>
    </style:style>
    <style:style style:name="T70" style:family="text">
      <style:text-properties fo:color="#000000" style:font-name="Monospace" fo:font-size="10pt" style:text-underline-style="none" fo:font-weight="normal" officeooo:rsid="0021a7e5" style:font-size-asian="10pt" style:font-weight-asian="normal" style:font-weight-complex="normal"/>
    </style:style>
    <style:style style:name="T71" style:family="text">
      <style:text-properties fo:color="#000000" style:font-name="Monospace" fo:font-size="10pt" fo:font-style="normal" style:text-underline-style="none" officeooo:rsid="0042b15d" style:font-size-asian="10pt" style:font-style-asian="normal" style:font-size-complex="10pt" style:font-style-complex="normal"/>
    </style:style>
    <style:style style:name="T72" style:family="text">
      <style:text-properties fo:color="#000000" style:font-name="Monospace" fo:font-size="10pt" fo:font-style="normal" style:text-underline-style="none" officeooo:rsid="0042b15d" fo:background-color="#e8f2fe" loext:char-shading-value="0" style:font-size-asian="10pt" style:font-style-asian="normal" style:font-style-complex="normal"/>
    </style:style>
    <style:style style:name="T73" style:family="text">
      <style:text-properties fo:color="#000000" style:font-name="Monospace" fo:font-size="10pt" fo:font-style="normal" style:text-underline-style="none" officeooo:rsid="0042b15d" fo:background-color="#e8f2fe" loext:char-shading-value="0" style:font-size-asian="10pt" style:font-style-asian="normal" style:font-style-complex="normal"/>
    </style:style>
    <style:style style:name="T74" style:family="text">
      <style:text-properties fo:color="#000000" style:font-name="Monospace" fo:font-size="10pt" fo:font-style="normal" style:text-underline-style="none" officeooo:rsid="0042b15d" fo:background-color="#ffffff" loext:char-shading-value="0" style:font-size-asian="10pt" style:font-style-asian="normal" style:font-size-complex="10pt" style:font-style-complex="normal"/>
    </style:style>
    <style:style style:name="T75" style:family="text">
      <style:text-properties fo:color="#000000" style:font-name="Monospace" fo:font-size="10pt" fo:font-style="normal" style:text-underline-style="none" officeooo:rsid="0042b15d" fo:background-color="#ffffff" loext:char-shading-value="0" style:font-size-asian="10pt" style:font-style-asian="normal" style:font-style-complex="normal"/>
    </style:style>
    <style:style style:name="T76" style:family="text">
      <style:text-properties fo:color="#000000" style:font-name="Monospace" fo:font-size="10pt" fo:font-style="normal" style:text-underline-style="none" officeooo:rsid="0042b15d" fo:background-color="#ffffff" loext:char-shading-value="0" style:font-size-asian="10pt" style:font-style-asian="normal" style:font-style-complex="normal"/>
    </style:style>
    <style:style style:name="T77" style:family="text">
      <style:text-properties fo:color="#000000" style:font-name="Monospace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78" style:family="text">
      <style:text-properties fo:color="#000000" style:font-name="Monospace" fo:font-size="10pt" style:text-underline-style="solid" style:text-underline-width="auto" style:text-underline-color="font-color" fo:font-weight="bold" officeooo:rsid="000a49e0" style:font-size-asian="10pt" style:font-weight-asian="bold" style:font-weight-complex="bold"/>
    </style:style>
    <style:style style:name="T79" style:family="text">
      <style:text-properties fo:color="#000000" style:font-name="Monospace" fo:font-size="10pt" style:text-underline-style="solid" style:text-underline-width="auto" style:text-underline-color="font-color" fo:font-weight="bold" officeooo:rsid="000b90a3" style:font-size-asian="10pt" style:font-weight-asian="bold" style:font-weight-complex="bold"/>
    </style:style>
    <style:style style:name="T80" style:family="text">
      <style:text-properties fo:color="#000000" style:font-name="Monospace" fo:font-size="10pt" style:text-underline-style="solid" style:text-underline-width="auto" style:text-underline-color="font-color" fo:font-weight="bold" officeooo:rsid="0051a930" style:font-size-asian="10pt" style:font-weight-asian="bold" style:font-weight-complex="bold"/>
    </style:style>
    <style:style style:name="T81" style:family="text">
      <style:text-properties fo:color="#000000" style:font-name="Monospace" fo:font-size="10pt" style:text-underline-style="solid" style:text-underline-width="auto" style:text-underline-color="font-color" fo:font-weight="bold" officeooo:rsid="0052597f" style:font-size-asian="10pt" style:font-weight-asian="bold" style:font-weight-complex="bold"/>
    </style:style>
    <style:style style:name="T82" style:family="text">
      <style:text-properties fo:color="#000000" style:font-name="Monospace" fo:font-size="10pt" style:text-underline-style="solid" style:text-underline-width="auto" style:text-underline-color="font-color" fo:font-weight="bold" officeooo:rsid="0020f0d2" style:font-size-asian="10pt" style:font-weight-asian="bold" style:font-weight-complex="bold"/>
    </style:style>
    <style:style style:name="T83" style:family="text">
      <style:text-properties fo:color="#000000" style:font-name="Monospace" fo:font-size="10pt" fo:background-color="#e8f2fe" loext:char-shading-value="0" style:font-size-asian="10pt"/>
    </style:style>
    <style:style style:name="T84" style:family="text">
      <style:text-properties fo:color="#000000" style:font-name="Monospace" fo:font-size="10pt" officeooo:rsid="0042b15d" fo:background-color="#e8f2fe" loext:char-shading-value="0" style:font-size-asian="10pt"/>
    </style:style>
    <style:style style:name="T85" style:family="text">
      <style:text-properties fo:color="#000000" style:font-name="Monospace" fo:font-size="10pt" fo:background-color="#ffffff" loext:char-shading-value="0" style:font-size-asian="10pt"/>
    </style:style>
    <style:style style:name="T86" style:family="text">
      <style:text-properties fo:color="#000000" style:font-name="Monospace" fo:font-size="10pt" officeooo:rsid="0042b15d" fo:background-color="#ffffff" loext:char-shading-value="0" style:font-size-asian="10pt"/>
    </style:style>
    <style:style style:name="T87" style:family="text">
      <style:text-properties fo:color="#000000" style:font-name="Monospace" style:text-underline-style="none"/>
    </style:style>
    <style:style style:name="T88" style:family="text">
      <style:text-properties fo:color="#000000" style:font-name="Monospace" style:text-underline-style="none" fo:font-weight="normal" style:font-weight-asian="normal" style:font-weight-complex="normal"/>
    </style:style>
    <style:style style:name="T89" style:family="text">
      <style:text-properties fo:color="#000000" style:font-name="Monospace" style:text-underline-style="none" fo:font-weight="normal" officeooo:rsid="0021a7e5" style:font-weight-asian="normal" style:font-weight-complex="normal"/>
    </style:style>
    <style:style style:name="T90" style:family="text">
      <style:text-properties fo:color="#000000" style:font-name="Monospace" style:text-underline-style="none" fo:font-weight="normal" officeooo:rsid="005bf8fb" style:font-weight-asian="normal" style:font-weight-complex="normal"/>
    </style:style>
    <style:style style:name="T91" style:family="text">
      <style:text-properties fo:color="#000000" style:font-name="Monospace" style:text-underline-style="none" officeooo:rsid="0025979b"/>
    </style:style>
    <style:style style:name="T92" style:family="text">
      <style:text-properties fo:color="#000000" style:font-name="Monospace" style:text-underline-style="none" officeooo:rsid="0025f417"/>
    </style:style>
    <style:style style:name="T93" style:family="text">
      <style:text-properties fo:color="#000000" style:font-name="Monospace" style:text-underline-style="none" fo:font-weight="bold" style:font-weight-asian="bold" style:font-weight-complex="bold"/>
    </style:style>
    <style:style style:name="T94" style:family="text">
      <style:text-properties fo:color="#000000" style:font-name="Monospace" style:text-underline-style="none" fo:font-weight="bold" officeooo:rsid="005bf8fb" style:font-weight-asian="bold" style:font-weight-complex="bold"/>
    </style:style>
    <style:style style:name="T95" style:family="text">
      <style:text-properties fo:color="#000000" style:font-name="Monospace" officeooo:rsid="0021db95"/>
    </style:style>
    <style:style style:name="T96" style:family="text">
      <style:text-properties fo:color="#000000" style:font-name="Monospace" officeooo:rsid="00229f9c"/>
    </style:style>
    <style:style style:name="T97" style:family="text">
      <style:text-properties fo:color="#000000" style:font-name="Monospace" fo:font-style="normal" style:text-underline-style="none" fo:font-weight="normal" style:font-style-asian="normal" style:font-weight-asian="normal" style:font-style-complex="normal" style:font-weight-complex="normal"/>
    </style:style>
    <style:style style:name="T98" style:family="text">
      <style:text-properties fo:color="#000000" style:font-name="Monospace" officeooo:rsid="002316b0"/>
    </style:style>
    <style:style style:name="T99" style:family="text">
      <style:text-properties fo:color="#000000" style:font-name="Monospace"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fo:color="#000000" style:font-name="Monospace" style:text-underline-style="solid" style:text-underline-width="auto" style:text-underline-color="font-color" fo:font-weight="bold" officeooo:rsid="000b971a" style:font-weight-asian="bold" style:font-weight-complex="bold"/>
    </style:style>
    <style:style style:name="T101" style:family="text">
      <style:text-properties fo:color="#000000" style:font-name="Monospace" style:text-underline-style="solid" style:text-underline-width="auto" style:text-underline-color="font-color" fo:font-weight="bold" officeooo:rsid="0021a7e5" style:font-weight-asian="bold" style:font-weight-complex="bold"/>
    </style:style>
    <style:style style:name="T102" style:family="text">
      <style:text-properties fo:color="#000000" style:font-name="Monospace" style:text-underline-style="solid" style:text-underline-width="auto" style:text-underline-color="font-color" fo:font-weight="bold" officeooo:rsid="00480615" style:font-weight-asian="bold" style:font-weight-complex="bold"/>
    </style:style>
    <style:style style:name="T103" style:family="text">
      <style:text-properties fo:color="#000000" style:font-name="Monospace" style:text-underline-style="solid" style:text-underline-width="auto" style:text-underline-color="font-color" fo:font-weight="bold" officeooo:rsid="0020f0d2" style:font-weight-asian="bold" style:font-weight-complex="bold"/>
    </style:style>
    <style:style style:name="T104" style:family="text">
      <style:text-properties fo:color="#000000" style:font-name="Monospace" style:text-underline-style="solid" style:text-underline-width="auto" style:text-underline-color="font-color" fo:font-weight="bold" officeooo:rsid="005bf8fb" style:font-weight-asian="bold" style:font-weight-complex="bold"/>
    </style:style>
    <style:style style:name="T105" style:family="text">
      <style:text-properties fo:color="#000000"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106" style:family="text">
      <style:text-properties fo:color="#000000" style:font-name="Monospace" style:text-underline-style="solid" style:text-underline-width="auto" style:text-underline-color="font-color" fo:font-weight="normal" officeooo:rsid="0021a7e5" style:font-weight-asian="normal" style:font-weight-complex="normal"/>
    </style:style>
    <style:style style:name="T107" style:family="text">
      <style:text-properties fo:color="#3f7f5f" style:font-name="Monospace" fo:font-size="10pt" style:font-size-asian="10pt"/>
    </style:style>
    <style:style style:name="T108" style:family="text">
      <style:text-properties fo:color="#3f7f5f" style:font-name="Monospace" fo:font-size="10pt" officeooo:rsid="000a49e0" style:font-size-asian="10pt"/>
    </style:style>
    <style:style style:name="T10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0" style:family="text">
      <style:text-properties fo:color="#3f7f5f" style:font-name="Monospace" fo:font-size="10pt" fo:background-color="#ffff80" loext:char-shading-value="0" style:font-size-asian="10pt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fo:font-style="normal" officeooo:rsid="002da09d" style:font-style-asian="normal" style:font-style-complex="normal"/>
    </style:style>
    <style:style style:name="T114" style:family="text">
      <style:text-properties fo:font-style="normal" style:text-underline-style="none" style:font-style-asian="normal" style:font-style-complex="normal"/>
    </style:style>
    <style:style style:name="T115" style:family="text">
      <style:text-properties fo:font-style="normal" style:text-underline-style="none" officeooo:rsid="0038e0aa" style:font-style-asian="normal" style:font-style-complex="normal"/>
    </style:style>
    <style:style style:name="T116" style:family="text">
      <style:text-properties fo:font-style="normal" style:text-underline-style="none" officeooo:rsid="003ab43d" style:font-style-asian="normal" style:font-style-complex="normal"/>
    </style:style>
    <style:style style:name="T117" style:family="text">
      <style:text-properties fo:font-style="normal" style:text-underline-style="none" officeooo:rsid="00426149" style:font-style-asian="normal" style:font-style-complex="normal"/>
    </style:style>
    <style:style style:name="T118" style:family="text">
      <style:text-properties fo:font-weight="normal" officeooo:rsid="000b971a" style:font-weight-asian="normal" style:font-weight-complex="normal"/>
    </style:style>
    <style:style style:name="T119" style:family="text">
      <style:text-properties officeooo:rsid="0057a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MPTE RENDU TD4 TAT</text:p>
      <text:p text:style-name="P17">(Chafik El Ghandour / Ismaël Zakari Touré)</text:p>
      <text:p text:style-name="P16"/>
      <text:p text:style-name="P16"/>
      <text:p text:style-name="P11"/>
      <text:p text:style-name="P59"><text:span text:style-name="T1">QUESTION 1 :</text:span><text:span text:style-name="T2"> </text:span><text:span text:style-name="T6">P</text:span><text:span text:style-name="T3">ropriétés de l'invariant</text:span></text:p>
      <text:p text:style-name="P11"/>
      <text:p text:style-name="P67">Prop 1:</text:p>
      <text:p text:style-name="P42"><text:span text:style-name="T43"/></text:p>
      <text:p text:style-name="P42"><text:span text:style-name="T43">Description :</text:span><text:span text:style-name="T42"> </text:span><text:span text:style-name="T41">Il</text:span><text:span text:style-name="T9"> y a </text:span><text:span text:style-name="T41">entre</text:span><text:span text:style-name="T9"> 0 </text:span><text:span text:style-name="T41">et</text:span><text:span text:style-name="T9"> 50 </text:span><text:span text:style-name="T41">incompatibilités</text:span><text:span text:style-name="T9"> possibles </text:span><text:span text:style-name="T41">entre</text:span><text:span text:style-name="T9"> </text:span><text:span text:style-name="T41">produits</text:span><text:span text:style-name="T9">.</text:span></text:p>
      <text:p text:style-name="P44"><text:span text:style-name="T34">La variable « nb_inc » doit être un entier positif ou nul et inférieur à 50. Elle est utilisée pour gérer les indices du tableau « incomp » et doit </text:span><text:span text:style-name="T35">toujours </text:span><text:span text:style-name="T34">être situé entre les indices 0 minimum et 49 maximum.</text:span></text:p>
      <text:p text:style-name="P44"><text:span text:style-name="T34"/></text:p>
      <text:p text:style-name="P52"><text:span text:style-name="T23">Test :</text:span><text:span text:style-name="T26"> Dans le fichier « TestExplosivesJunit4 », le test « testSequence_1 » invalide cette propriété de l'invariant.</text:span></text:p>
      <text:p text:style-name="P52"><text:span text:style-name="T26"/></text:p>
      <text:p text:style-name="P64"><text:span text:style-name="T32">D</text:span><text:span text:style-name="T31">escritpion :</text:span><text:span text:style-name="T25"> </text:span><text:span text:style-name="T27">Le test fait trop d'appels à « add_incomp » et « nb_inc » devient supérieur à 49. (</text:span><text:span text:style-name="T33">Remarque :</text:span><text:span text:style-name="T27"> chaque appel à « add_incomp » ajoute 2 entrées au tableau « incomp ».)</text:span></text:p>
      <text:p text:style-name="P52"><text:span text:style-name="T26"/></text:p>
      <text:p text:style-name="P12"/>
      <text:p text:style-name="P67">Prop 2:</text:p>
      <text:p text:style-name="P38"><text:span text:style-name="T43"/></text:p>
      <text:p text:style-name="P38"><text:span text:style-name="T43">Description :</text:span><text:span text:style-name="T42"> </text:span><text:span text:style-name="T40">Il</text:span><text:span text:style-name="T1"> y a </text:span><text:span text:style-name="T40">entre</text:span><text:span text:style-name="T1"> 0 </text:span><text:span text:style-name="T40">et</text:span><text:span text:style-name="T1"> 30 affections </text:span><text:span text:style-name="T40">de</text:span><text:span text:style-name="T1"> </text:span><text:span text:style-name="T40">produits</text:span><text:span text:style-name="T1"> possibles </text:span><text:span text:style-name="T40">dans</text:span><text:span text:style-name="T1"> </text:span><text:span text:style-name="T40">les</text:span><text:span text:style-name="T1"> </text:span><text:span text:style-name="T40">bâtiments</text:span><text:span text:style-name="T1">. (</text:span><text:span text:style-name="T40">Il</text:span><text:span text:style-name="T1"> y a 30 places pour </text:span><text:span text:style-name="T40">les</text:span><text:span text:style-name="T1"> </text:span><text:span text:style-name="T40">produits</text:span><text:span text:style-name="T1"> </text:span><text:span text:style-name="T40">dans</text:span><text:span text:style-name="T1"> </text:span><text:span text:style-name="T40">les</text:span><text:span text:style-name="T1"> </text:span><text:span text:style-name="T40">bâtiments</text:span><text:span text:style-name="T1">).</text:span></text:p>
      <text:p text:style-name="P45"><text:span text:style-name="T1">La variable « nb_</text:span><text:span text:style-name="T35">assign</text:span><text:span text:style-name="T1"> » doit être un entier positif ou nul et inférieur à </text:span><text:span text:style-name="T35">3</text:span><text:span text:style-name="T1">0. Elle est utilisée pour gérer les indices du tableau « </text:span><text:span text:style-name="T35">assign</text:span><text:span text:style-name="T1"> » et doit être </text:span><text:span text:style-name="T35">toujours</text:span><text:span text:style-name="T1"> situé entre les indices 0 minimum et </text:span><text:span text:style-name="T36">2</text:span><text:span text:style-name="T1">9 maximum.</text:span></text:p>
      <text:p text:style-name="P45"><text:span text:style-name="T1"/></text:p>
      <text:p text:style-name="P39"><text:span text:style-name="T14">Test :</text:span><text:span text:style-name="T10"> Dans le fichier « TestExplosivesJunit4 », le test « testSequence_</text:span><text:span text:style-name="T11">2</text:span><text:span text:style-name="T10"> » invalide cette propriété de l'invariant.</text:span></text:p>
      <text:p text:style-name="P53"><text:span text:style-name="T26"/></text:p>
      <text:p text:style-name="P66"><text:span text:style-name="T113">D</text:span><text:span text:style-name="T112">escritpion : </text:span><text:span text:style-name="T115">Le test fait trop d'appels à « add_</text:span><text:span text:style-name="T116">assign</text:span><text:span text:style-name="T115"> » et « nb_</text:span><text:span text:style-name="T116">assign</text:span><text:span text:style-name="T115"> » devient supérieur à </text:span><text:span text:style-name="T116">2</text:span><text:span text:style-name="T115">9.</text:span></text:p>
      <text:p text:style-name="P65"><text:span text:style-name="T112"/></text:p>
      <text:p text:style-name="P12"/>
      <text:p text:style-name="P67">Prop 3:</text:p>
      <text:p text:style-name="P38"><text:span text:style-name="T43"/></text:p>
      <text:p text:style-name="P38"><text:span text:style-name="T43">Description :</text:span><text:span text:style-name="T42"> </text:span><text:span text:style-name="T40">Les</text:span><text:span text:style-name="T1"> </text:span><text:span text:style-name="T40">incompatibilités</text:span><text:span text:style-name="T1"> </text:span><text:span text:style-name="T40">ne</text:span><text:span text:style-name="T1"> </text:span><text:span text:style-name="T40">sont</text:span><text:span text:style-name="T1"> possibles qu'entre </text:span><text:span text:style-name="T40">deux</text:span><text:span text:style-name="T1"> </text:span><text:span text:style-name="T40">produits</text:span><text:span text:style-name="T1"> (variables </text:span><text:span text:style-name="T40">commençant</text:span><text:span text:style-name="T1"> par "</text:span><text:span text:style-name="T40">Prod</text:span><text:span text:style-name="T1">").</text:span></text:p>
      <text:p text:style-name="P23"><text:span text:style-name="T40">Le</text:span><text:span text:style-name="T1"> tableau </text:span><text:span text:style-name="T40">des</text:span><text:span text:style-name="T1"> </text:span><text:span text:style-name="T40">incompatibilités</text:span><text:span text:style-name="T1"> « </text:span><text:span text:style-name="T40">incomp »</text:span><text:span text:style-name="T1"> </text:span><text:span text:style-name="T40">ne</text:span><text:span text:style-name="T1"> </text:span><text:span text:style-name="T40">contient</text:span><text:span text:style-name="T1"> </text:span><text:span text:style-name="T40">que</text:span><text:span text:style-name="T1"> </text:span><text:span text:style-name="T40">des</text:span><text:span text:style-name="T1"> </text:span><text:span text:style-name="T40">paires</text:span><text:span text:style-name="T1"> </text:span><text:span text:style-name="T40">de</text:span><text:span text:style-name="T1"> </text:span><text:span text:style-name="T40">produits</text:span><text:span text:style-name="T1">.</text:span></text:p>
      <text:p text:style-name="P40"><text:span text:style-name="T14"/></text:p>
      <text:p text:style-name="P40"><text:span text:style-name="T14">Test :</text:span><text:span text:style-name="T10"> Dans le fichier « TestExplosivesJunit4 », le test « testSequence_</text:span><text:span text:style-name="T12">3</text:span><text:span text:style-name="T10"> » invalide cette propriété de l'invariant.</text:span></text:p>
      <text:p text:style-name="P53"><text:span text:style-name="T26"/></text:p>
      <text:p text:style-name="P51"><text:span text:style-name="T10">Descritpion :</text:span><text:span text:style-name="T15"> </text:span><text:span text:style-name="T18">Le test fait un appel à « add_incomp » </text:span><text:span text:style-name="T19">avec en entrée un paramètre qui n'est pas un produit (</text:span><text:span text:style-name="T44">commençant</text:span><text:span text:style-name="T19"> par "</text:span><text:span text:style-name="T44">Prod</text:span><text:span text:style-name="T19">").</text:span></text:p>
      <text:p text:style-name="P49"><text:span text:style-name="T10"/></text:p>
      <text:p text:style-name="P12"/>
      <text:p text:style-name="P67">Prop 4:</text:p>
      <text:p text:style-name="P38"><text:span text:style-name="T43"/></text:p>
      <text:p text:style-name="P43"><text:span text:style-name="T43">Description :</text:span><text:span text:style-name="T42"> </text:span><text:span text:style-name="T40">Les</text:span><text:span text:style-name="T1"> affectations </text:span><text:span text:style-name="T40">ne</text:span><text:span text:style-name="T1"> </text:span><text:span text:style-name="T40">sont</text:span><text:span text:style-name="T1"> possibles qu'entre </text:span><text:span text:style-name="T40">un</text:span><text:span text:style-name="T1"> </text:span><text:span text:style-name="T40">bâtiment</text:span><text:span text:style-name="T1">(variable </text:span><text:span text:style-name="T40">commençant</text:span><text:span text:style-name="T1"> par "Bat") </text:span><text:span text:style-name="T40">et</text:span><text:span text:style-name="T1"> </text:span><text:span text:style-name="T40">un</text:span><text:span text:style-name="T1"> </text:span><text:span text:style-name="T40">produit (variable commençant par "</text:span><text:span text:style-name="T45">Prod</text:span><text:span text:style-name="T40">")</text:span><text:span text:style-name="T1">.</text:span></text:p>
      <text:p text:style-name="P23"><text:span text:style-name="T40">Le</text:span><text:span text:style-name="T1"> tableau </text:span><text:span text:style-name="T40">des</text:span><text:span text:style-name="T1"> affectations « assign » </text:span><text:span text:style-name="T40">ne</text:span><text:span text:style-name="T1"> </text:span><text:span text:style-name="T40">contient</text:span><text:span text:style-name="T1"> </text:span><text:span text:style-name="T40">que</text:span><text:span text:style-name="T1"> </text:span><text:span text:style-name="T40">des</text:span><text:span text:style-name="T1"> couples &lt;Bâtiment, </text:span><text:span text:style-name="T40">Produit</text:span><text:span text:style-name="T1">&gt;.</text:span></text:p>
      <text:p text:style-name="P40"><text:span text:style-name="T14"/></text:p>
      <text:p text:style-name="P40"><text:span text:style-name="T14">Test :</text:span><text:span text:style-name="T10"> Dans le fichier « TestExplosivesJunit4 », le test « testSequence_</text:span><text:span text:style-name="T12">4</text:span><text:span text:style-name="T10"> ». </text:span><text:soft-page-break/><text:span text:style-name="T10">invalide cette propriété de l'invariant.</text:span></text:p>
      <text:p text:style-name="P53"><text:span text:style-name="T26"/></text:p>
      <text:p text:style-name="P65"><text:span text:style-name="T113">D</text:span><text:span text:style-name="T112">escritpion :</text:span><text:span text:style-name="T114"> </text:span><text:span text:style-name="T117">Le test fait un appel à « ad_assign » avec en entrée deux produits</text:span></text:p>
      <text:p text:style-name="P65"><text:span text:style-name="T112"/></text:p>
      <text:p text:style-name="P12"/>
      <text:p text:style-name="P13"><text:span text:style-name="T111">Prop 5</text:span>:</text:p>
      <text:p text:style-name="P38"><text:span text:style-name="T43"/></text:p>
      <text:p text:style-name="P38"><text:span text:style-name="T43">Description :</text:span><text:span text:style-name="T42"> </text:span><text:span text:style-name="T40">Un</text:span><text:span text:style-name="T1"> </text:span><text:span text:style-name="T40">produit</text:span><text:span text:style-name="T1"> </text:span><text:span text:style-name="T40">ne</text:span><text:span text:style-name="T1"> </text:span><text:span text:style-name="T40">peut</text:span><text:span text:style-name="T1"> pas </text:span><text:span text:style-name="T40">être</text:span><text:span text:style-name="T1"> incompatible </text:span><text:span text:style-name="T40">avec</text:span><text:span text:style-name="T1"> </text:span><text:span text:style-name="T40">lui</text:span><text:span text:style-name="T1"> </text:span><text:span text:style-name="T40">même</text:span><text:span text:style-name="T1">.</text:span></text:p>
      <text:p text:style-name="P23"><text:span text:style-name="T40">Un</text:span><text:span text:style-name="T1"> </text:span><text:span text:style-name="T40">produit</text:span><text:span text:style-name="T1"> </text:span><text:span text:style-name="T40">est</text:span><text:span text:style-name="T1"> </text:span><text:span text:style-name="T37">toujours </text:span><text:span text:style-name="T1">compatible </text:span><text:span text:style-name="T40">avec</text:span><text:span text:style-name="T1"> </text:span><text:span text:style-name="T40">lui</text:span><text:span text:style-name="T1"> </text:span><text:span text:style-name="T40">même</text:span><text:span text:style-name="T1">.</text:span></text:p>
      <text:p text:style-name="P23"><text:span text:style-name="T40">Le</text:span><text:span text:style-name="T1"> tableau d'incompatibilité </text:span><text:span text:style-name="T40">ne</text:span><text:span text:style-name="T1"> </text:span><text:span text:style-name="T40">contient</text:span><text:span text:style-name="T1"> </text:span><text:span text:style-name="T40">aucune</text:span><text:span text:style-name="T1"> </text:span><text:span text:style-name="T40">paire</text:span><text:span text:style-name="T1"> </text:span><text:span text:style-name="T40">de</text:span><text:span text:style-name="T1"> </text:span><text:span text:style-name="T40">deux</text:span><text:span text:style-name="T1">(2) </text:span><text:span text:style-name="T40">même</text:span><text:span text:style-name="T1"> </text:span><text:span text:style-name="T40">produit</text:span><text:span text:style-name="T1">.</text:span></text:p>
      <text:p text:style-name="P40"><text:span text:style-name="T14"/></text:p>
      <text:p text:style-name="P40"><text:span text:style-name="T14">Test :</text:span><text:span text:style-name="T10"> Dans le fichier « TestExplosivesJunit4 », le test « testSequence_</text:span><text:span text:style-name="T12">5</text:span><text:span text:style-name="T10"> » invalide cette propriété de l'invariant.</text:span></text:p>
      <text:p text:style-name="P53"><text:span text:style-name="T26"/></text:p>
      <text:p text:style-name="P50"><text:span text:style-name="T10">Descritpion :</text:span><text:span text:style-name="T18">Le test fait un appel à « add_incomp » avec le même produit pour chacun de ces deux(2) paramètres en entrée.</text:span></text:p>
      <text:p text:style-name="P49"><text:span text:style-name="T15"/></text:p>
      <text:p text:style-name="P49"><text:span text:style-name="T15"/></text:p>
      <text:p text:style-name="P69"><text:span text:style-name="T7">Prop 6</text:span><text:span text:style-name="T1">:</text:span></text:p>
      <text:p text:style-name="P38"><text:span text:style-name="T43"/></text:p>
      <text:p text:style-name="P38"><text:span text:style-name="T43">Description :</text:span><text:span text:style-name="T42"> </text:span><text:span text:style-name="T40">Si</text:span><text:span text:style-name="T1"> </text:span><text:span text:style-name="T40">un</text:span><text:span text:style-name="T1"> </text:span><text:span text:style-name="T40">produit</text:span><text:span text:style-name="T1"> ProdA </text:span><text:span text:style-name="T40">est</text:span><text:span text:style-name="T1"> incompatible </text:span><text:span text:style-name="T40">avec</text:span><text:span text:style-name="T1"> </text:span><text:span text:style-name="T40">un</text:span><text:span text:style-name="T1"> </text:span><text:span text:style-name="T40">produit</text:span><text:span text:style-name="T1"> ProdB </text:span><text:span text:style-name="T40">alors</text:span><text:span text:style-name="T1"> </text:span><text:span text:style-name="T40">le</text:span><text:span text:style-name="T1"> </text:span><text:span text:style-name="T40">produit</text:span><text:span text:style-name="T1"> prodB </text:span><text:span text:style-name="T40">est</text:span><text:span text:style-name="T1"> incompatible </text:span><text:span text:style-name="T40">avec</text:span><text:span text:style-name="T1"> </text:span><text:span text:style-name="T40">le</text:span><text:span text:style-name="T1"> </text:span><text:span text:style-name="T40">produit</text:span><text:span text:style-name="T1"> ProdA.</text:span></text:p>
      <text:p text:style-name="P23"><text:span text:style-name="T1">Pour </text:span><text:span text:style-name="T40">tout</text:span><text:span text:style-name="T1"> couple d'incompatibilité </text:span><text:span text:style-name="T40">entre</text:span><text:span text:style-name="T1"> 2 </text:span><text:span text:style-name="T40">produits</text:span><text:span text:style-name="T1"> &lt;ProdA, ProdB&gt; </text:span><text:span text:style-name="T40">dans</text:span><text:span text:style-name="T1"> </text:span><text:span text:style-name="T40">le</text:span><text:span text:style-name="T1"> tableau d'incompatibilité, </text:span><text:span text:style-name="T40">il</text:span><text:span text:style-name="T1"> </text:span><text:span text:style-name="T40">exite</text:span><text:span text:style-name="T1"> </text:span><text:span text:style-name="T40">le</text:span><text:span text:style-name="T1"> couple d'incompatibilité &lt;ProdB, ProdA&gt; </text:span><text:span text:style-name="T40">dans</text:span><text:span text:style-name="T1"> </text:span><text:span text:style-name="T40">le</text:span><text:span text:style-name="T1"> tableau d'incompatibilité.</text:span></text:p>
      <text:p text:style-name="P23"><text:span text:style-name="T1"/></text:p>
      <text:p text:style-name="P40"><text:span text:style-name="T14">Test :</text:span><text:span text:style-name="T10"> Dans le fichier « TestExplosivesJunit4</text:span><text:span text:style-name="T13">Public</text:span><text:span text:style-name="T10"> », le test « testSequence_</text:span><text:span text:style-name="T12">6</text:span><text:span text:style-name="T10"> » invalide cette propriété de l'invariant. </text:span><text:span text:style-name="T13">Ce test ne peut se faire en n'utilisant que les méthodes de la classe « Explosives ».</text:span></text:p>
      <text:p text:style-name="P53"><text:span text:style-name="T26"/></text:p>
      <text:p text:style-name="P49"><text:span text:style-name="T10">D</text:span><text:span text:style-name="T13">escritpion :</text:span><text:span text:style-name="T17"> </text:span><text:span text:style-name="T20">Le test fait un appel à « add_incomp », </text:span><text:span text:style-name="T22">ensuite il</text:span><text:span text:style-name="T20"> met à « null » les valeurs du tableau « incomp » à l'index « nb_inc-1 » </text:span><text:span text:style-name="T22">et enfin décrémente « nb_inc »</text:span><text:span text:style-name="T20">. Le test fait ensuite appel à la méthode « skip » afin de tester l'invariant dans le nouveau contexte de l'instance « e » de la classe « Explosive » obtenue après modification.</text:span></text:p>
      <text:p text:style-name="P49"><text:span text:style-name="T17"/></text:p>
      <text:p text:style-name="P12"/>
      <text:p text:style-name="P67">Prop 7:</text:p>
      <text:p text:style-name="P67"/>
      <text:p text:style-name="P38"><text:span text:style-name="T43">Description :</text:span><text:span text:style-name="T42"> </text:span><text:span text:style-name="T1">Pour </text:span><text:span text:style-name="T40">tous</text:span><text:span text:style-name="T1"> </text:span><text:span text:style-name="T40">produits</text:span><text:span text:style-name="T1"> ProdA </text:span><text:span text:style-name="T40">et</text:span><text:span text:style-name="T1"> ProdB, </text:span><text:span text:style-name="T40">tous</text:span><text:span text:style-name="T1"> </text:span><text:span text:style-name="T40">deux</text:span><text:span text:style-name="T1"> </text:span><text:span text:style-name="T40">présents</text:span><text:span text:style-name="T1"> </text:span><text:span text:style-name="T40">dans</text:span><text:span text:style-name="T1"> </text:span><text:span text:style-name="T40">le</text:span><text:span text:style-name="T1"> </text:span><text:span text:style-name="T40">même</text:span><text:span text:style-name="T1"> </text:span><text:span text:style-name="T40">bâtiment</text:span><text:span text:style-name="T1"> Bat1, </text:span><text:span text:style-name="T40">les</text:span><text:span text:style-name="T1"> </text:span><text:span text:style-name="T40">produits</text:span><text:span text:style-name="T1"> A </text:span><text:span text:style-name="T40">et</text:span><text:span text:style-name="T1"> B </text:span><text:span text:style-name="T40">sont</text:span><text:span text:style-name="T1"> </text:span><text:span text:style-name="T40">incompatibles</text:span><text:span text:style-name="T1">.</text:span></text:p>
      <text:p text:style-name="P41"><text:span text:style-name="T1">Pour </text:span><text:span text:style-name="T40">toutes</text:span><text:span text:style-name="T1"> </text:span><text:span text:style-name="T40">paires</text:span><text:span text:style-name="T1"> &lt;Bat1, ProdA&gt; </text:span><text:span text:style-name="T40">et</text:span><text:span text:style-name="T1"> &lt;Bat1, ProdB&gt;, </text:span><text:span text:style-name="T40">toutes</text:span><text:span text:style-name="T1"> </text:span><text:span text:style-name="T40">deux</text:span><text:span text:style-name="T1"> </text:span><text:span text:style-name="T40">présentes</text:span><text:span text:style-name="T1"> </text:span><text:span text:style-name="T40">dans</text:span><text:span text:style-name="T1"> </text:span><text:span text:style-name="T40">le</text:span><text:span text:style-name="T1"> tableau d'affectations « assign », </text:span><text:span text:style-name="T40">le</text:span><text:span text:style-name="T1"> couple &lt;ProdA, ProdB&gt; n'existe pas </text:span><text:span text:style-name="T40">dans</text:span><text:span text:style-name="T1"> </text:span><text:span text:style-name="T40">le</text:span><text:span text:style-name="T1"> tableau d'incompatibilité « </text:span><text:span text:style-name="T40">incomp »</text:span><text:span text:style-name="T1">.</text:span></text:p>
      <text:p text:style-name="P41"><text:span text:style-name="T1"/></text:p>
      <text:p text:style-name="P47"><text:span text:style-name="T14">Test :</text:span><text:span text:style-name="T15"> Dans le fichier « TestExplosivesJunit4 », le test « testSequence_</text:span><text:span text:style-name="T16">7</text:span><text:span text:style-name="T15"> » invalide cette propriété de l'invariant.</text:span></text:p>
      <text:p text:style-name="P53"><text:span text:style-name="T26"/></text:p>
      <text:p text:style-name="P54"><text:span text:style-name="T23">D</text:span><text:span text:style-name="T24">escritpion :</text:span><text:span text:style-name="T28"> </text:span><text:span text:style-name="T29">Le test fait un appel à </text:span><text:span text:style-name="T30">« add_incomp » avec l</text:span><text:span text:style-name="T74">es produits </text:span><text:span text:style-name="T75">"Prod_Mite"</text:span><text:span text:style-name="T75"> et </text:span><text:span text:style-name="T85">"Prod_Nitro" </text:span><text:span text:style-name="T86">en entrée. Ces deux produits sont donc définis comme incompatible. Le test fait ensuite deux appels à « add_assign » et tente d'assigner chacun de ces deux produits dans un même bâtiment "Bat₁".</text:span></text:p>
      <text:p text:style-name="P49"><text:span text:style-name="T21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60"><text:soft-page-break/><text:span text:style-name="T1">QUESTION </text:span><text:span text:style-name="T8">2</text:span><text:span text:style-name="T1"> :</text:span><text:span text:style-name="T2"> </text:span><text:span text:style-name="T3">Commentaires </text:span><text:span text:style-name="T4">sur les préconditions</text:span></text:p>
      <text:p text:style-name="P14"/>
      <text:p text:style-name="P70"><text:span text:style-name="T1">Préconditions de « </text:span><text:span text:style-name="T47">add_incomp »</text:span></text:p>
      <text:p text:style-name="P24"/>
      <text:p text:style-name="P5"><text:span text:style-name="T78">Pr</text:span><text:span text:style-name="T80">econd</text:span><text:span text:style-name="T78">1 :</text:span><text:span text:style-name="T108"> </text:span><text:span text:style-name="T107">//@ requires 0 &lt;= nb_inc &amp;&amp; nb_inc &lt; 48;</text:span></text:p>
      <text:p text:style-name="P77"><text:span text:style-name="T48">Cette propriété assure qu'avant l'appel de la méthode, le nombre « nb_inc »</text:span><text:span text:style-name="T107"> </text:span><text:span text:style-name="T48">d'incompatibilité existantes soit dans l'interval</text:span><text:span text:style-name="T57">le</text:span><text:span text:style-name="T48"> [0,48[.</text:span></text:p>
      <text:p text:style-name="P77"><text:span text:style-name="T64">Chaque appel de la méthode ajoute deux(2) entrées au tableau « incomp » et incrémente « nb_incomp » de deux(2). Le nombre « nb_incomp » devant être impérativement inférieur ou égal à 49 à tout moment, c'est à dire en entrée et en sortie de méthode (cf. « Prop</text:span><text:span text:style-name="T48"> </text:span><text:span text:style-name="T64">1 »" de l'invariant), ce nombre « nb_incomp » doit par conséquent être inférieur strictement à 48 en entrée de la méthode. </text:span><text:span text:style-name="T48">Cette propriété de la précondition permet d'assurer le respect de la 1ère propriété « Prop 1 » de l'invariant en sortie de méthode.</text:span></text:p>
      <text:p text:style-name="P80"><text:span text:style-name="T48">Cette précondition rend inconclusif le test « testSequence_1 »</text:span></text:p>
      <text:p text:style-name="P25"/>
      <text:p text:style-name="P55"><text:span text:style-name="T78">Pr</text:span><text:span text:style-name="T80">econd</text:span><text:span text:style-name="T78">2 :</text:span><text:span text:style-name="T108"> </text:span><text:span text:style-name="T107">//@ requires !prod1.equals(prod2);</text:span></text:p>
      <text:p text:style-name="P78"><text:span text:style-name="T48">Cette propriété assure qu'avant l'appel de </text:span><text:span text:style-name="T51">la méthode</text:span><text:span text:style-name="T48">, </text:span><text:span text:style-name="T52">les deux produits désignés comme incompatibles ne soient pas les mêmes. Cette propriété de la précondit</text:span><text:span text:style-name="T56">i</text:span><text:span text:style-name="T52">on permet d'assure</text:span><text:span text:style-name="T55">r</text:span><text:span text:style-name="T52"> le respect de la 5ème propriété « Prop 5 » de l'invariant</text:span><text:span text:style-name="T48"> en sortie de méthode.</text:span></text:p>
      <text:p text:style-name="P81"><text:span text:style-name="T48">Cette précondition rend inconclusif le test « testSequence_</text:span><text:span text:style-name="T65">5</text:span><text:span text:style-name="T48"> »</text:span></text:p>
      <text:p text:style-name="P25"/>
      <text:p text:style-name="P5"><text:span text:style-name="T78">Pr</text:span><text:span text:style-name="T80">econd</text:span><text:span text:style-name="T78">3 :</text:span><text:span text:style-name="T108"> </text:span><text:span text:style-name="T107">//@ requires prod1.startsWith("</text:span><text:span text:style-name="T109">Prod</text:span><text:span text:style-name="T107">") &amp;&amp; prod2.startsWith("</text:span><text:span text:style-name="T109">Prod</text:span><text:span text:style-name="T107">");</text:span></text:p>
      <text:p text:style-name="P78"><text:span text:style-name="T48">Cette propriété assure qu'avant l'appel de </text:span><text:span text:style-name="T51">la méthode</text:span><text:span text:style-name="T48">, </text:span><text:span text:style-name="T52">les deux produits désignés comme incompatibles </text:span><text:span text:style-name="T53">soient bel et bien des produits (commençants par la chaîne de caractères « Prod »</text:span><text:span text:style-name="T54">)</text:span><text:span text:style-name="T52">. Cette propriété de la précondit</text:span><text:span text:style-name="T57">i</text:span><text:span text:style-name="T52">on permet d'assure</text:span><text:span text:style-name="T55">r</text:span><text:span text:style-name="T52"> le respect de la </text:span><text:span text:style-name="T58">3</text:span><text:span text:style-name="T52">ème propriété « Prop </text:span><text:span text:style-name="T58">3</text:span><text:span text:style-name="T52"> » de l'invariant</text:span><text:span text:style-name="T48"> en sortie de méthode.</text:span></text:p>
      <text:p text:style-name="P81"><text:span text:style-name="T48">Cette précondition rend inconclusif le test « testSequence</text:span><text:span text:style-name="T65">_3</text:span><text:span text:style-name="T48"> »</text:span></text:p>
      <text:p text:style-name="P9"/>
      <text:p text:style-name="P10"/>
      <text:p text:style-name="P68">Préconditions de « <text:span text:style-name="T46">add_assign »</text:span></text:p>
      <text:p text:style-name="P27"/>
      <text:p text:style-name="P57"><text:span text:style-name="T78">Pr</text:span><text:span text:style-name="T80">econd</text:span><text:span text:style-name="T81">1</text:span><text:span text:style-name="T78"> :</text:span><text:span text:style-name="T49"> </text:span><text:span text:style-name="T107">//@ requires 0 &lt;= nb_assign &amp;&amp; nb_assign &lt; 29;</text:span></text:p>
      <text:p text:style-name="P78"><text:span text:style-name="T48">Cette propriété assure qu'avant l'appel de la méthode, le nombre « nb_</text:span><text:span text:style-name="T59">assign</text:span><text:span text:style-name="T48"> »</text:span><text:span text:style-name="T107"> </text:span><text:span text:style-name="T48">d</text:span><text:span text:style-name="T59">e produits assignés à un bâtiment</text:span><text:span text:style-name="T48"> soit dans l'interval</text:span><text:span text:style-name="T57">le</text:span><text:span text:style-name="T48"> [0,</text:span><text:span text:style-name="T59">29</text:span><text:span text:style-name="T48">[. Cette propriété de la précondition permet d'assurer le respect de la </text:span><text:span text:style-name="T59">2ème</text:span><text:span text:style-name="T48"> propriété « Prop </text:span><text:span text:style-name="T60">2</text:span><text:span text:style-name="T48"> » de l'invariant en sortie de méthode.</text:span></text:p>
      <text:p text:style-name="P81"><text:span text:style-name="T48">Cette précondition rend inconclusif le test « testSequence_</text:span><text:span text:style-name="T65">2</text:span><text:span text:style-name="T48"> »</text:span></text:p>
      <text:p text:style-name="P26"/>
      <text:p text:style-name="P57"><text:span text:style-name="T78">Pr</text:span><text:span text:style-name="T80">econd</text:span><text:span text:style-name="T79">2 :</text:span><text:span text:style-name="T50"> </text:span><text:span text:style-name="T107">//@ requires prod.startsWith("</text:span><text:span text:style-name="T109">Prod</text:span><text:span text:style-name="T107">") &amp;&amp; bat.startsWith("Bat");</text:span></text:p>
      <text:p text:style-name="P78"><text:span text:style-name="T48">Cette propriété assure avant l'appel de </text:span><text:span text:style-name="T51">la méthode </text:span><text:span text:style-name="T60">qu'un produit,qui est bel et bien un produit (</text:span><text:span text:style-name="T53">commençant par la chaîne de caractères « Prod »</text:span><text:span text:style-name="T60">) est assigné à un bâtiment, qui est bel et bien un bâtiment (</text:span><text:span text:style-name="T53">commençant par la chaîne de caractères « </text:span><text:span text:style-name="T60">Bat</text:span><text:span text:style-name="T53"> »</text:span><text:span text:style-name="T60">)</text:span><text:span text:style-name="T52">. Cette propriété de la précondit</text:span><text:span text:style-name="T56">i</text:span><text:span text:style-name="T52">on permet d'assure</text:span><text:span text:style-name="T55">r</text:span><text:span text:style-name="T52"> le respect de la </text:span><text:span text:style-name="T61">4</text:span><text:span text:style-name="T52">ème propriété « Prop </text:span><text:span text:style-name="T61">4</text:span><text:span text:style-name="T52"> » de l'invariant</text:span><text:span text:style-name="T48"> en sortie de méthode.</text:span></text:p>
      <text:p text:style-name="P81"><text:span text:style-name="T48">Cette précondition rend inconclusif le test « testSequence_</text:span><text:span text:style-name="T65">4</text:span><text:span text:style-name="T48"> »</text:span></text:p>
      <text:p text:style-name="P30"/>
      <text:p text:style-name="P57"><text:span text:style-name="T78">Pr</text:span><text:span text:style-name="T80">econd</text:span><text:span text:style-name="T79">3 :</text:span><text:span text:style-name="T50"> </text:span><text:span text:style-name="T107">//@ requires (\</text:span><text:span text:style-name="T109">forall</text:span><text:span text:style-name="T107"> </text:span><text:span text:style-name="T109">int</text:span><text:span text:style-name="T107"> d; 0&lt;= d &amp;&amp; d&lt; nb_assign; </text:span></text:p>
      <text:p text:style-name="P34"><text:tab/><text:tab/>( (assign[d][0]).equals(bat) ==&gt; </text:p>
      <text:p text:style-name="P3"><text:span text:style-name="T107"><text:tab/><text:tab/><text:tab/>!(\exists </text:span><text:span text:style-name="T109">int</text:span><text:span text:style-name="T107"> f; 0&lt;= f &amp;&amp; f &lt; nb_inc; </text:span></text:p>
      <text:p text:style-name="P3"><text:span text:style-name="T107"><text:tab/><text:tab/><text:tab/><text:tab/>(</text:span><text:span text:style-name="T109">incomp</text:span><text:span text:style-name="T107">[f][0]).equals(assign[d][1]) </text:span></text:p>
      <text:p text:style-name="P4"><text:span text:style-name="T107"><text:tab/><text:tab/><text:tab/><text:tab/><text:tab/>&amp;&amp; (</text:span><text:span text:style-name="T109">incomp</text:span><text:span text:style-name="T107">[f][1]).equals(</text:span><text:span text:style-name="T109">prod</text:span><text:span text:style-name="T107">) ) ) );</text:span></text:p>
      <text:p text:style-name="P79"><text:span text:style-name="T48">Cette propriété assure qu'avant l'appel de </text:span><text:span text:style-name="T51">la méthode</text:span><text:span text:style-name="T48">, </text:span><text:span text:style-name="T52">l</text:span><text:span text:style-name="T62">'assignement d'un produit à un bâtiment n'est correcte que si ce produit est compatible avec les autres produits déjà assignés à ce bâtiment</text:span><text:span text:style-name="T52">. Cette propriété de la précondit</text:span><text:span text:style-name="T57">i</text:span><text:span text:style-name="T52">on permet d'assure</text:span><text:span text:style-name="T55">r</text:span><text:span text:style-name="T52"> le respect de la </text:span><text:span text:style-name="T63">7</text:span><text:span text:style-name="T52">ème propriété « Prop </text:span><text:span text:style-name="T63">7</text:span><text:span text:style-name="T52"> » de l'invariant</text:span><text:span text:style-name="T48"> en sortie de méthode.</text:span></text:p>
      <text:p text:style-name="P82"><text:span text:style-name="T48">Cette précondition rend inconclusif le test « testSequence_</text:span><text:span text:style-name="T66">7</text:span><text:span text:style-name="T48"> »</text:span></text:p>
      <text:p text:style-name="P48"/>
      <text:p text:style-name="P62"><text:soft-page-break/><text:span text:style-name="T38">QUESTION </text:span><text:span text:style-name="T39">3</text:span><text:span text:style-name="T38"> :</text:span><text:span text:style-name="T2"> </text:span><text:span text:style-name="T5">Documentation et Spécification de « findBat »</text:span></text:p>
      <text:p text:style-name="P61"><text:span text:style-name="T5"/></text:p>
      <text:p text:style-name="P15"/>
      <text:p text:style-name="P72"><text:span text:style-name="T100">D</text:span><text:span text:style-name="T101">ocumentation </text:span><text:span text:style-name="T102">de « findBat »</text:span></text:p>
      <text:p text:style-name="P72"><text:span text:style-name="T101"/></text:p>
      <text:p text:style-name="P31">La méthode « findBat » prend en entrée un produit et retourne un bâtiment auquel ce produit peut être assigné.</text:p>
      <text:p text:style-name="P18"><text:span text:style-name="T47">La méthode la plus simple et la moins efficace consisterait à toujours assigner un même type produit à chaque bâtiment. </text:span><text:span text:style-name="T95">Ainsi, aucune</text:span><text:span text:style-name="T47"> incompatibilité ne subsiste dans les bâtiments, ceux-ci ne contenant chacun uniquement </text:span><text:span text:style-name="T95">qu'</text:span><text:span text:style-name="T47">un seul type de produit.</text:span></text:p>
      <text:p text:style-name="P31"/>
      <text:p text:style-name="P73">Méthode « findBat » :</text:p>
      <text:p text:style-name="P73"/>
      <text:p text:style-name="P19"><text:span text:style-name="T47">Notre méthode parcourt les bâtiments déjà existants dans l</text:span><text:span text:style-name="T96">e</text:span><text:span text:style-name="T47"> table</text:span><text:span text:style-name="T96">au</text:span><text:span text:style-name="T47"> « assign ». </text:span><text:span text:style-name="T96">Avec la méthode « compatible », p</text:span><text:span text:style-name="T47">our chaque bâtiment trouvé, elle détermine si le produit passé en entrée de la méthode est compatible avec tous les produits déjà assigné</text:span><text:span text:style-name="T96">s à ce bâtiment. Si oui, alors notre méthode retourne le bâtiment. Si tous les bâtiments existants sont parcourus et qu'aucun ne satisfait à la compatibilité du produit passé en entrée, alors notre méthode « findBat » invoque la méthode « newBat » qui renvoie un nouveau bâtiment (par définition donc vide) auquel le produit pourra être assigné.</text:span></text:p>
      <text:p text:style-name="P32"/>
      <text:p text:style-name="P46"><text:span text:style-name="T47">Méthode « compatible » :</text:span></text:p>
      <text:p text:style-name="P46"><text:span text:style-name="T47"/></text:p>
      <text:p text:style-name="P33">La méthode « compatible » prend en entrée deux produit et vérifie que le tableau « incomp » ne contient aucune entrée concernant ces deux produits. Si tel est le cas, alors les deux produits sont compatibles et la méthode renvoie « true ». Si une entrée concernant les deux produits est trouvée dans le tableau « incomp » alors ils sont incompatible et la méthode renvoie « false ».</text:p>
      <text:p text:style-name="P33"/>
      <text:p text:style-name="P73">Méthode « newBat » :</text:p>
      <text:p text:style-name="P73"/>
      <text:p text:style-name="P20"><text:span text:style-name="T97">La méthode « newBat » parcourt les bâtiments existants dans le tableau « assign » et retourne un nom de bâtiment (« Ba</text:span><text:span text:style-name="T88">t_i », i entier) non existant dans le tableau « assign ». Le bâtiment retourné est vide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1"><text:soft-page-break/><text:span text:style-name="T47">Spécification</text:span><text:span text:style-name="T98">s de « findBat » :</text:span></text:p>
      <text:p text:style-name="P71"><text:span text:style-name="T98"/></text:p>
      <text:p text:style-name="P29">Afin de définir une spécification JML de la méthode « findBat », nous essaierons dans un premier temps de définir une spécification informelle de cette méthode. Nous nous baserons ensuite sur cette spécification informelle pour établir <text:span text:style-name="T119">une </text:span>spécification JML de la méthode « findBat ».</text:p>
      <text:p text:style-name="P29"/>
      <text:p text:style-name="P74">Spécification informelle :</text:p>
      <text:p text:style-name="P74"/>
      <text:p text:style-name="P21"><text:span text:style-name="T91">1. </text:span><text:span text:style-name="T87">La méthode « findBat » prend en entrée un produit et retourne un bâtiment.</text:span></text:p>
      <text:p text:style-name="P22"><text:span text:style-name="T91">2. </text:span><text:span text:style-name="T87">Le bâtiment retourné par la méthode est un nouveau bâtiment (obtenu par l'invocation de la méthode « newBat ») si et seulement si, le produit passé en entrée de la méthode ne peut être assigné à aucun bâtiment déjà présent dans le tableau « assign ».</text:span></text:p>
      <text:p text:style-name="P22"><text:span text:style-name="T91">3. </text:span><text:span text:style-name="T92">L</text:span><text:span text:style-name="T87">e bâtiment retourné par la méthode existe déjà dans le </text:span><text:span text:style-name="T91">tableau « assign » </text:span><text:span text:style-name="T92">si et seulement si,</text:span><text:span text:style-name="T91"> tous les produits déjà assignés à ce bâtiment sont compatibles avec le produit passé en entrée.</text:span></text:p>
      <text:p text:style-name="P29"/>
      <text:p text:style-name="P74">Spécification JML :</text:p>
      <text:p text:style-name="P74"/>
      <text:p text:style-name="P76">Pour chacune des spécifications informelles ci-dessus, nous en déduisons les spécifications JML respectives suivantes :</text:p>
      <text:p text:style-name="P74"/>
      <text:p text:style-name="P6"><text:span text:style-name="T67">1. </text:span><text:span text:style-name="T107">//@ requires Prod.startsWith("</text:span><text:span text:style-name="T109">Prod</text:span><text:span text:style-name="T107">");</text:span></text:p>
      <text:p text:style-name="P2"><text:span text:style-name="T48"><text:s text:c="3"/></text:span><text:span text:style-name="T107">//@ ensures \result.startsWith("Bat");</text:span></text:p>
      <text:p text:style-name="P7"><text:span text:style-name="T68">2</text:span><text:span text:style-name="T67">. </text:span><text:span text:style-name="T107">//@ ensures ( (\result.equals(newBat</text:span><text:span text:style-name="T110">(</text:span><text:span text:style-name="T107">))) &lt;==&gt;</text:span></text:p>
      <text:p text:style-name="P7"><text:span text:style-name="T107"><text:tab/>!(\exists </text:span><text:span text:style-name="T109">int</text:span><text:span text:style-name="T107"> d; 0&lt;= d </text:span><text:span text:style-name="T110">&amp;</text:span><text:span text:style-name="T107">&amp; d&lt; nb_assign; </text:span></text:p>
      <text:p text:style-name="P7"><text:span text:style-name="T107"><text:tab/><text:tab/>(\</text:span><text:span text:style-name="T109">forall</text:span><text:span text:style-name="T107"> </text:span><text:span text:style-name="T109">int</text:span><text:span text:style-name="T107"> f; 0&lt;= f </text:span><text:span text:style-name="T110">&amp;</text:span><text:span text:style-name="T107">&amp; f&lt; nb_assign; </text:span></text:p>
      <text:p text:style-name="P35"><text:tab/><text:tab/><text:tab/>(assign[d][0].equals(assign[f][0])) ==&gt; </text:p>
      <text:p text:style-name="P7"><text:span text:style-name="T107"><text:tab/><text:tab/><text:tab/>compatible</text:span><text:span text:style-name="T110">(</text:span><text:span text:style-name="T107">assign[f][1],</text:span><text:span text:style-name="T109">Prod</text:span><text:span text:style-name="T107">)) ) );</text:span></text:p>
      <text:p text:style-name="P8"><text:span text:style-name="T68">3</text:span><text:span text:style-name="T67">.</text:span><text:span text:style-name="T48"> <text:s/></text:span><text:span text:style-name="T107">//@ ensures ( !(\result.equals(newBat</text:span><text:span text:style-name="T110">(</text:span><text:span text:style-name="T107">))) &lt;==&gt;</text:span></text:p>
      <text:p text:style-name="P8"><text:span text:style-name="T107"><text:tab/>(\</text:span><text:span text:style-name="T109">forall</text:span><text:span text:style-name="T107"> </text:span><text:span text:style-name="T109">int</text:span><text:span text:style-name="T107"> f; 0&lt;= f </text:span><text:span text:style-name="T110">&amp;</text:span><text:span text:style-name="T107">&amp; f&lt; nb_assign; </text:span></text:p>
      <text:p text:style-name="P8"><text:span text:style-name="T107"><text:tab/><text:tab/>(\</text:span><text:span text:style-name="T109">forall</text:span><text:span text:style-name="T107"> </text:span><text:span text:style-name="T109">int</text:span><text:span text:style-name="T107"> d; 0&lt;= d </text:span><text:span text:style-name="T110">&amp;</text:span><text:span text:style-name="T107">&amp; d&lt; nb_assign; </text:span></text:p>
      <text:p text:style-name="P36"><text:tab/><text:tab/><text:tab/>(assign[f][0].equals(assign[d][0])) ==&gt; </text:p>
      <text:p text:style-name="P8"><text:span text:style-name="T107"><text:tab/><text:tab/><text:tab/>(compatible</text:span><text:span text:style-name="T110">(</text:span><text:span text:style-name="T107">assign[d][1],</text:span><text:span text:style-name="T109">Prod</text:span><text:span text:style-name="T107">)) ) ) );</text:span><text:span text:style-name="T48"> </text:span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63"><text:span text:style-name="T104">Remarque :</text:span><text:span text:style-name="T90"> Sur notre méthode « findBat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le </meta:initial-creator>
    <meta:creation-date>2015-11-01T11:31:04.152045324</meta:creation-date>
    <dc:date>2015-11-02T22:06:03.849065864</dc:date>
    <dc:creator>smile </dc:creator>
    <meta:editing-duration>PT12H23M44S</meta:editing-duration>
    <meta:editing-cycles>85</meta:editing-cycles>
    <meta:generator>LibreOffice/4.4.3.2$Linux_X86_64 LibreOffice_project/40m0$Build-2</meta:generator>
    <meta:document-statistic meta:table-count="0" meta:image-count="0" meta:object-count="0" meta:page-count="5" meta:paragraph-count="96" meta:word-count="1779" meta:character-count="10684" meta:non-whitespace-character-count="8956"/>
  </office:meta>
</office:document-meta>
</file>